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stroke="dash" draw:stroke-dash="Ultrafine_20_Dashed" svg:stroke-color="#80808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svg:stroke-color="#808080" draw:marker-end="Styl_20_šipky_20_1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color="#0000ff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808080" draw:marker-end="Styl_20_šipky_20_1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marker-end="Styl_20_šipky_20_1" draw:fill="none" draw:fill-color="#ffffff" fo:min-height="2.5cm"/>
    </style:style>
    <style:style style:name="P1" style:family="paragraph">
      <style:paragraph-properties fo:text-align="start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5pt" fo:font-style="italic" style:font-size-asian="15pt" style:font-style-asian="italic" style:font-size-complex="15pt" style:font-style-complex="italic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12pt" fo:language="none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language="none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0cm" svg:height="10cm" svg:x="16.5cm" svg:y="3.5cm">
          <text:p text:style-name="P1"><text:span text:style-name="T1">Task</text:span></text:p>
          <text:p text:style-name="P1"><text:span text:style-name="T1">Declaration</text:span></text:p>
          <text:p text:style-name="P1"><text:span text:style-name="T1">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0cm" svg:height="4.5cm" svg:x="17cm" svg:y="16.5cm">
          <text:p text:style-name="P2"><text:span text:style-name="T1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0cm" svg:height="7.9cm" svg:x="2cm" svg:y="7.6cm">
          <text:p text:style-name="P2"><text:span text:style-name="T1">Cup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7.5cm" svg:height="2.5cm" svg:x="3cm" svg:y="8.5cm">
          <draw:glue-point draw:id="4" svg:x="5cm" svg:y="2.5cm"/>
          <draw:glue-point draw:id="5" svg:x="5cm" svg:y="-2.5cm"/>
          <draw:glue-point draw:id="6" svg:x="3.666cm" svg:y="5cm"/>
          <text:p text:style-name="P3">CupLoader</text:p>
          <text:p text:style-name="P4"><text:span text:style-name="T2">CupFile* loadFile(fileName)</text:span></text:p>
          <text:p text:style-name="P4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7.5cm" svg:height="3cm" svg:x="18cm" svg:y="7.5cm">
          <draw:glue-point draw:id="4" svg:x="-5cm" svg:y="-1.666cm"/>
          <draw:glue-point draw:id="5" svg:x="-5cm" svg:y="1.666cm"/>
          <draw:glue-point draw:id="6" svg:x="-2.333cm" svg:y="5cm"/>
          <draw:glue-point draw:id="7" svg:x="1.666cm" svg:y="5cm"/>
          <text:p text:style-name="P3">Plugin</text:p>
          <text:p><text:span text:style-name="T4">fileIdentification</text:span><text:span text:style-name="T3">()</text:span></text:p>
          <text:p><text:span text:style-name="T3">fileOpen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7.5cm" svg:height="1.5cm" svg:x="18cm" svg:y="4cm">
          <text:p text:style-name="P3">Plugin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7.5cm" svg:height="2cm" svg:x="18cm" svg:y="17.5cm">
          <draw:glue-point draw:id="4" svg:x="-2.333cm" svg:y="-5cm"/>
          <draw:glue-point draw:id="5" svg:x="1.666cm" svg:y="-5cm"/>
          <text:p text:style-name="P3">CoreInterface</text:p>
          <text:p><text:span text:style-name="T5">registerFiletype</text:span><text:span text:style-name="T3">()</text:span></text:p>
          <text:p text:style-name="P4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22.999cm" svg:y1="10.5cm" svg:x2="22.999cm" svg:y2="17.5cm" draw:start-shape="id1" draw:start-glue-point="7" draw:end-shape="id2" draw:end-glue-point="5" svg:d="m22999 10500v7000">
          <text:p/>
        </draw:connector>
        <draw:frame draw:style-name="gr4" draw:text-style-name="P5" draw:layer="layout" svg:width="4.5cm" svg:height="1.25cm" svg:x="23cm" svg:y="13.5cm">
          <draw:text-box>
            <text:p><text:span text:style-name="T1">register file type</text:span></text:p>
          </draw:text-box>
        </draw:frame>
        <draw:connector draw:style-name="gr5" draw:text-style-name="P3" draw:layer="layout" draw:type="line" svg:x1="21.75cm" svg:y1="7.5cm" svg:x2="21.75cm" svg:y2="5.5cm" draw:start-shape="id1" draw:start-glue-point="0" draw:end-shape="id3" draw:end-glue-point="2" svg:d="m21750 7500v-2000">
          <text:p/>
        </draw:connector>
        <draw:connector draw:style-name="gr3" draw:text-style-name="P3" draw:layer="layout" draw:type="curve" svg:x1="18cm" svg:y1="9.499cm" svg:x2="10.5cm" svg:y2="9.75cm" draw:start-shape="id1" draw:start-glue-point="5" draw:end-shape="id4" draw:end-glue-point="1" svg:d="m18000 9499c-5623 0-1874 251-7500 251">
          <text:p/>
        </draw:connector>
        <draw:frame draw:style-name="gr4" draw:text-style-name="P5" draw:layer="layout" svg:width="2.5cm" svg:height="1.25cm" svg:x="14cm" svg:y="8.5cm">
          <draw:text-box>
            <text:p><text:span text:style-name="T1">load file</text:span></text:p>
          </draw:text-box>
        </draw:frame>
        <draw:frame draw:style-name="gr4" draw:text-style-name="P6" draw:layer="layout" svg:width="4.5cm" svg:height="1.25cm" svg:x="6cm" svg:y="23cm">
          <draw:text-box>
            <text:p><text:span text:style-name="T6">call</text:span></text:p>
          </draw:text-box>
        </draw:frame>
        <draw:frame draw:style-name="gr4" draw:text-style-name="P6" draw:layer="layout" svg:width="4.5cm" svg:height="1.25cm" svg:x="6cm" svg:y="24cm">
          <draw:text-box>
            <text:p><text:span text:style-name="T6">signal</text:span></text:p>
          </draw:text-box>
        </draw:frame>
        <draw:frame draw:style-name="gr4" draw:text-style-name="P6" draw:layer="layout" svg:width="4.5cm" svg:height="1.25cm" svg:x="6cm" svg:y="25cm">
          <draw:text-box>
            <text:p><text:span text:style-name="T6">subclass</text:span></text:p>
          </draw:text-box>
        </draw:frame>
        <draw:connector draw:style-name="gr3" draw:text-style-name="P3" draw:layer="layout" draw:type="curve" svg:x1="6cm" svg:y1="23.5cm" svg:x2="2.5cm" svg:y2="23.5cm" svg:d="m6000 23500h-3500">
          <text:p/>
        </draw:connector>
        <draw:connector draw:style-name="gr6" draw:text-style-name="P3" draw:layer="layout" draw:type="curve" svg:x1="6cm" svg:y1="24.5cm" svg:x2="2.5cm" svg:y2="24.5cm" svg:d="m6000 24500h-3500">
          <text:p/>
        </draw:connector>
        <draw:connector draw:style-name="gr7" draw:text-style-name="P3" draw:layer="layout" draw:type="curve" svg:x1="6cm" svg:y1="25.5cm" svg:x2="2.5cm" svg:y2="25.5cm" svg:d="m6000 25500h-3500">
          <text:p/>
        </draw:connector>
        <draw:frame draw:style-name="gr8" draw:layer="layout" svg:width="14cm" svg:height="2.75cm" svg:x="1.5cm" svg:y="1.25cm">
          <draw:text-box>
            <text:p>Cup library</text:p>
            <text:p><text:span text:style-name="T1">Model diagram of accessing cup files using Cup library</text:span></text:p>
          </draw:text-box>
        </draw:frame>
        <draw:connector draw:style-name="gr3" draw:text-style-name="P3" draw:layer="layout" draw:type="curve" svg:x1="21.75cm" svg:y1="17.5cm" svg:x2="21.75cm" svg:y2="10.5cm" draw:start-shape="id2" draw:end-shape="id1" svg:d="m21750 17500v-7000">
          <text:p/>
        </draw:connector>
        <draw:frame draw:style-name="gr4" draw:text-style-name="P8" draw:layer="layout" svg:width="6.5cm" svg:height="1.427cm" svg:x="15.2cm" svg:y="15cm">
          <draw:text-box>
            <text:p text:style-name="P7"><text:span text:style-name="T1">request for identification,</text:span></text:p>
            <text:p text:style-name="P7"><text:span text:style-name="T1">request for load</text:span></text:p>
          </draw:text-box>
        </draw:frame>
        <draw:custom-shape draw:style-name="gr2" draw:text-style-name="P3" draw:layer="layout" svg:width="7.5cm" svg:height="1.5cm" svg:x="3cm" svg:y="12cm">
          <draw:glue-point draw:id="4" svg:x="5cm" svg:y="2.5cm"/>
          <draw:glue-point draw:id="5" svg:x="5cm" svg:y="-2.5cm"/>
          <draw:glue-point draw:id="6" svg:x="3.666cm" svg:y="5cm"/>
          <text:p text:style-name="P3">CupFile</text:p>
          <text:p text:style-name="P4"><text:span text:style-name="T2"/></text:p>
          <text:p text:style-name="P4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tyl_20_šipky_20_1" draw:display-name="Styl šipky 1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m </meta:initial-creator>
    <meta:creation-date>2011-12-19T11:00:00.74</meta:creation-date>
    <dc:date>2012-01-06T00:50:35.37</dc:date>
    <dc:creator>Tom </dc:creator>
    <meta:editing-duration>PT23H17M39S</meta:editing-duration>
    <meta:editing-cycles>14</meta:editing-cycles>
    <meta:generator>OpenOffice.org/3.3$Win32 OpenOffice.org_project/330m20$Build-9567</meta:generator>
    <meta:document-statistic meta:object-count="22"/>
  </office:meta>
</office:document-meta>
</file>